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2110000020029B8F7237A906117.png" manifest:media-type="image/png"/>
  <manifest:file-entry manifest:full-path="Pictures/100002010000018E000001670585E39A002812A2.png" manifest:media-type="image/png"/>
  <manifest:file-entry manifest:full-path="Pictures/100002010000029A00000297659C64DC3F0E334A.png" manifest:media-type="image/png"/>
  <manifest:file-entry manifest:full-path="Pictures/100002010000029A00000297AD25F7B9A8ED5E4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lfa Slab One" svg:font-family="'Alfa Slab One'" style:font-pitch="variable"/>
    <style:font-face style:name="Proxima Nova" svg:font-family="'Proxima Nova'" style:font-pitch="variable"/>
    <style:font-face style:name="Proxima Nova Alt" svg:font-family="'Proxima Nova A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ula1" style:family="table">
      <style:table-properties style:width="7.2cm" table:align="center" style:shadow="none"/>
    </style:style>
    <style:style style:name="Taula1.A" style:family="table-column">
      <style:table-column-properties style:column-width="0.796cm"/>
    </style:style>
    <style:style style:name="Taula1.B" style:family="table-column">
      <style:table-column-properties style:column-width="0.797cm"/>
    </style:style>
    <style:style style:name="Taula1.C" style:family="table-column">
      <style:table-column-properties style:column-width="0.799cm"/>
    </style:style>
    <style:style style:name="Taula1.D" style:family="table-column">
      <style:table-column-properties style:column-width="0.801cm"/>
    </style:style>
    <style:style style:name="Taula1.I" style:family="table-column">
      <style:table-column-properties style:column-width="0.804cm"/>
    </style:style>
    <style:style style:name="Taula1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ula1.B1" style:family="table-cell">
      <style:table-cell-properties fo:background-color="#610506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ula1.C1" style:family="table-cell">
      <style:table-cell-properties fo:background-color="#ed1c24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ula1.D1" style:family="table-cell">
      <style:table-cell-properties fo:padding="0.097cm" fo:border-left="0.05pt solid #ffffff" fo:border-right="none" fo:border-top="0.05pt solid #ffffff" fo:border-bottom="0.05pt solid #ffffff"/>
    </style:style>
    <style:style style:name="Taula1.E1" style:family="table-cell">
      <style:table-cell-properties fo:background-color="#2b511a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ula1.G1" style:family="table-cell">
      <style:table-cell-properties fo:padding="0.097cm" fo:border-left="0.05pt solid #ffffff" fo:border-right="none" fo:border-top="0.05pt solid #ffffff" fo:border-bottom="0.05pt solid #ffffff"/>
    </style:style>
    <style:style style:name="Taula1.H1" style:family="table-cell">
      <style:table-cell-properties fo:background-color="#002342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ula1.I1" style:family="table-cell">
      <style:table-cell-properties fo:background-color="#002342" fo:padding="0.097cm" fo:border="0.05pt solid #ffffff">
        <style:background-image/>
      </style:table-cell-properties>
    </style:style>
    <style:style style:name="Taula1.A2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ula1.B2" style:family="table-cell">
      <style:table-cell-properties fo:background-color="#610506" fo:padding="0.097cm" fo:border-left="0.05pt solid #ffffff" fo:border-right="none" fo:border-top="none" fo:border-bottom="0.05pt solid #ffffff">
        <style:background-image/>
      </style:table-cell-properties>
    </style:style>
    <style:style style:name="Taula1.D2" style:family="table-cell">
      <style:table-cell-properties fo:padding="0.097cm" fo:border-left="0.05pt solid #ffffff" fo:border-right="none" fo:border-top="none" fo:border-bottom="0.05pt solid #ffffff"/>
    </style:style>
    <style:style style:name="Taula1.E2" style:family="table-cell">
      <style:table-cell-properties fo:background-color="#2b511a" fo:padding="0.097cm" fo:border-left="0.05pt solid #ffffff" fo:border-right="none" fo:border-top="none" fo:border-bottom="0.05pt solid #ffffff">
        <style:background-image/>
      </style:table-cell-properties>
    </style:style>
    <style:style style:name="Taula1.G2" style:family="table-cell">
      <style:table-cell-properties fo:padding="0.097cm" fo:border-left="0.05pt solid #ffffff" fo:border-right="none" fo:border-top="none" fo:border-bottom="0.05pt solid #ffffff"/>
    </style:style>
    <style:style style:name="Taula1.H2" style:family="table-cell">
      <style:table-cell-properties fo:background-color="#002342" fo:padding="0.097cm" fo:border-left="0.05pt solid #ffffff" fo:border-right="none" fo:border-top="none" fo:border-bottom="0.05pt solid #ffffff">
        <style:background-image/>
      </style:table-cell-properties>
    </style:style>
    <style:style style:name="Taula1.I2" style:family="table-cell">
      <style:table-cell-properties fo:background-color="#002342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Taula1.D3" style:family="table-cell">
      <style:table-cell-properties fo:padding="0.097cm" fo:border-left="0.05pt solid #ffffff" fo:border-right="none" fo:border-top="none" fo:border-bottom="0.05pt solid #ffffff"/>
    </style:style>
    <style:style style:name="Taula1.E3" style:family="table-cell">
      <style:table-cell-properties fo:background-color="#72bf44" fo:padding="0.097cm" fo:border-left="0.05pt solid #ffffff" fo:border-right="none" fo:border-top="none" fo:border-bottom="0.05pt solid #ffffff">
        <style:background-image/>
      </style:table-cell-properties>
    </style:style>
    <style:style style:name="Taula1.G3" style:family="table-cell">
      <style:table-cell-properties fo:padding="0.097cm" fo:border-left="0.05pt solid #ffffff" fo:border-right="none" fo:border-top="none" fo:border-bottom="0.05pt solid #ffffff"/>
    </style:style>
    <style:style style:name="Taula1.I3" style:family="table-cell">
      <style:table-cell-properties fo:background-color="#0066b3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Taula1.B4" style:family="table-cell">
      <style:table-cell-properties fo:background-color="#ed1c24" fo:padding="0.097cm" fo:border-left="0.05pt solid #ffffff" fo:border-right="none" fo:border-top="none" fo:border-bottom="0.05pt solid #ffffff">
        <style:background-image/>
      </style:table-cell-properties>
    </style:style>
    <style:style style:name="Taula1.D4" style:family="table-cell">
      <style:table-cell-properties fo:padding="0.097cm" fo:border-left="0.05pt solid #ffffff" fo:border-right="none" fo:border-top="none" fo:border-bottom="0.05pt solid #ffffff"/>
    </style:style>
    <style:style style:name="Taula1.G4" style:family="table-cell">
      <style:table-cell-properties fo:padding="0.097cm" fo:border-left="0.05pt solid #ffffff" fo:border-right="none" fo:border-top="none" fo:border-bottom="0.05pt solid #ffffff"/>
    </style:style>
    <style:style style:name="Taula1.H4" style:family="table-cell">
      <style:table-cell-properties fo:background-color="#0066b3" fo:padding="0.097cm" fo:border-left="0.05pt solid #ffffff" fo:border-right="none" fo:border-top="none" fo:border-bottom="0.05pt solid #ffffff">
        <style:background-image/>
      </style:table-cell-properties>
    </style:style>
    <style:style style:name="Taula1.I5" style:family="table-cell">
      <style:table-cell-properties fo:background-color="transparent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Standard">
      <style:text-properties style:font-name="Proxima Nova Alt" fo:font-size="18pt" officeooo:rsid="00057197" officeooo:paragraph-rsid="00057197" style:font-size-asian="18pt" style:font-size-complex="18pt"/>
    </style:style>
    <style:style style:name="P2" style:family="paragraph" style:parent-style-name="Standard">
      <style:text-properties style:font-name="Proxima Nova Alt" fo:font-size="14pt" fo:font-weight="normal" officeooo:rsid="000710d9" officeooo:paragraph-rsid="000710d9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Proxima Nova Alt" fo:font-size="14pt" fo:font-weight="normal" officeooo:rsid="00072403" officeooo:paragraph-rsid="00072403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Proxima Nova Alt" fo:font-size="14pt" fo:font-weight="normal" officeooo:rsid="00072403" officeooo:paragraph-rsid="002d153e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Proxima Nova Alt" fo:font-size="14pt" fo:font-weight="normal" officeooo:rsid="00090f31" officeooo:paragraph-rsid="00090f31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Proxima Nova Alt" fo:font-size="14pt" fo:font-weight="normal" officeooo:rsid="000d2af0" officeooo:paragraph-rsid="002d153e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Proxima Nova Alt" fo:font-size="14pt" fo:font-weight="normal" officeooo:rsid="00242d5a" officeooo:paragraph-rsid="002d153e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Proxima Nova Alt" fo:font-size="14pt" fo:font-weight="normal" officeooo:rsid="00226466" officeooo:paragraph-rsid="002d153e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Proxima Nova Alt" fo:font-size="14pt" fo:font-weight="bold" officeooo:rsid="000710d9" officeooo:paragraph-rsid="000710d9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Proxima Nova Alt" fo:font-size="14pt" fo:font-weight="bold" officeooo:rsid="00072403" officeooo:paragraph-rsid="0007240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Proxima Nova Alt" fo:font-size="14pt" fo:font-weight="bold" officeooo:rsid="00072403" officeooo:paragraph-rsid="002d153e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paragraph-rsid="00090f31"/>
    </style:style>
    <style:style style:name="P13" style:family="paragraph" style:parent-style-name="Standard">
      <style:paragraph-properties fo:text-align="center" style:justify-single-word="false" fo:break-before="page"/>
      <style:text-properties fo:color="#f58220" style:font-name="Alfa Slab One" fo:font-size="26pt" officeooo:rsid="00057197" officeooo:paragraph-rsid="00057197" style:font-size-asian="26pt" style:font-size-complex="26pt"/>
    </style:style>
    <style:style style:name="P14" style:family="paragraph" style:parent-style-name="Standard">
      <style:paragraph-properties fo:text-align="center" style:justify-single-word="false" fo:break-before="page"/>
      <style:text-properties fo:color="#f58220" style:font-name="Alfa Slab One" fo:font-size="26pt" officeooo:rsid="001f2fcd" officeooo:paragraph-rsid="00057197" style:font-size-asian="26pt" style:font-size-complex="26pt"/>
    </style:style>
    <style:style style:name="P15" style:family="paragraph" style:parent-style-name="Standard">
      <style:paragraph-properties fo:break-before="page"/>
      <style:text-properties style:font-name="Proxima Nova Alt" fo:font-size="14pt" officeooo:rsid="000710d9" officeooo:paragraph-rsid="000710d9" style:font-size-asian="14pt" style:font-size-complex="14pt"/>
    </style:style>
    <style:style style:name="P16" style:family="paragraph" style:parent-style-name="Standard" style:list-style-name="L2">
      <style:text-properties style:font-name="Proxima Nova Alt" fo:font-size="14pt" fo:font-weight="normal" officeooo:rsid="00072403" officeooo:paragraph-rsid="00072403" style:font-size-asian="14pt" style:font-weight-asian="normal" style:font-size-complex="14pt" style:font-weight-complex="normal"/>
    </style:style>
    <style:style style:name="P17" style:family="paragraph" style:parent-style-name="Standard" style:list-style-name="L3">
      <style:text-properties style:font-name="Proxima Nova Alt" fo:font-size="14pt" fo:font-weight="normal" officeooo:rsid="00090f31" officeooo:paragraph-rsid="00090f31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Proxima Nova Alt" fo:font-size="14pt" fo:font-weight="normal" officeooo:rsid="000710d9" officeooo:paragraph-rsid="000710d9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Proxima Nova Alt" fo:font-size="14pt" fo:font-weight="normal" officeooo:rsid="00325dce" officeooo:paragraph-rsid="0036d2ed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Proxima Nova Alt" fo:font-size="14pt" fo:font-weight="normal" officeooo:rsid="00378eb1" officeooo:paragraph-rsid="00378eb1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Proxima Nova Alt" fo:font-size="14pt" officeooo:rsid="002d7b41" officeooo:paragraph-rsid="002d7b41" style:font-size-asian="14pt" style:font-size-complex="14pt"/>
    </style:style>
    <style:style style:name="P22" style:family="paragraph" style:parent-style-name="Standard" style:list-style-name="L1">
      <style:text-properties style:font-name="Proxima Nova Alt" fo:font-size="14pt" officeooo:rsid="002d7b41" officeooo:paragraph-rsid="0030bc5d" style:font-size-asian="14pt" style:font-size-complex="14pt"/>
    </style:style>
    <style:style style:name="P23" style:family="paragraph" style:parent-style-name="Standard">
      <style:text-properties style:font-name="Proxima Nova Alt" fo:font-size="14pt" officeooo:rsid="002d7b41" officeooo:paragraph-rsid="0030bc5d" style:font-size-asian="14pt" style:font-size-complex="14pt"/>
    </style:style>
    <style:style style:name="P24" style:family="paragraph" style:parent-style-name="Standard">
      <style:text-properties style:font-name="Proxima Nova Alt" fo:font-size="14pt" officeooo:rsid="00057197" officeooo:paragraph-rsid="002d7b41" style:font-size-asian="14pt" style:font-size-complex="14pt"/>
    </style:style>
    <style:style style:name="P25" style:family="paragraph" style:parent-style-name="Standard">
      <style:text-properties style:font-name="Proxima Nova Alt" fo:font-size="14pt" officeooo:rsid="00057197" officeooo:paragraph-rsid="00057197" style:font-size-asian="14pt" style:font-size-complex="14pt"/>
    </style:style>
    <style:style style:name="P26" style:family="paragraph" style:parent-style-name="Standard" style:list-style-name="L1">
      <style:text-properties fo:font-size="14pt" officeooo:paragraph-rsid="002d7b41" style:font-size-asian="14pt" style:font-size-complex="14pt"/>
    </style:style>
    <style:style style:name="P27" style:family="paragraph" style:parent-style-name="Standard" style:list-style-name="L1">
      <style:text-properties fo:font-size="14pt" officeooo:paragraph-rsid="0030bc5d" style:font-size-asian="14pt" style:font-size-complex="14pt"/>
    </style:style>
    <style:style style:name="P28" style:family="paragraph" style:parent-style-name="Standard" style:list-style-name="L1">
      <style:text-properties fo:font-size="14pt" officeooo:rsid="0036d2ed" officeooo:paragraph-rsid="0036d2ed" style:font-size-asian="14pt" style:font-size-complex="14pt"/>
    </style:style>
    <style:style style:name="P29" style:family="paragraph" style:parent-style-name="Table_20_Contents">
      <style:text-properties fo:font-size="14pt" officeooo:paragraph-rsid="0036d2ed" fo:background-color="#666666" style:font-size-asian="14pt" style:font-size-complex="14pt"/>
    </style:style>
    <style:style style:name="P30" style:family="paragraph" style:parent-style-name="Table_20_Contents">
      <style:text-properties fo:font-size="14pt" officeooo:paragraph-rsid="0036d2ed" style:font-size-asian="14pt" style:font-size-complex="14pt"/>
    </style:style>
    <style:style style:name="P31" style:family="paragraph" style:parent-style-name="Table_20_Contents">
      <style:text-properties style:font-name="Proxima Nova" fo:font-size="14pt" officeooo:rsid="00378eb1" officeooo:paragraph-rsid="00378eb1" fo:background-color="transparent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Proxima Nova" fo:font-size="14pt" officeooo:rsid="00378eb1" officeooo:paragraph-rsid="00378eb1" fo:background-color="transparen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Proxima Nova" fo:font-size="14pt" officeooo:paragraph-rsid="0036d2ed" fo:background-color="transparen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2d5a" style:font-weight-asian="bold" style:font-weight-complex="bold"/>
    </style:style>
    <style:style style:name="T3" style:family="text">
      <style:text-properties style:font-name="Proxima Nova Alt"/>
    </style:style>
    <style:style style:name="T4" style:family="text">
      <style:text-properties style:font-name="Proxima Nova Alt" fo:font-size="14pt" fo:font-weight="normal" officeooo:rsid="00090f31" style:font-size-asian="14pt" style:font-weight-asian="normal" style:font-size-complex="14pt" style:font-weight-complex="normal"/>
    </style:style>
    <style:style style:name="T5" style:family="text">
      <style:text-properties style:font-name="Proxima Nova Alt" fo:font-size="14pt" fo:font-weight="normal" officeooo:rsid="000bccce" style:font-size-asian="14pt" style:font-weight-asian="normal" style:font-size-complex="14pt" style:font-weight-complex="normal"/>
    </style:style>
    <style:style style:name="T6" style:family="text">
      <style:text-properties style:font-name="Proxima Nova Alt" fo:font-size="14pt" fo:font-weight="normal" officeooo:rsid="000d3b2c" style:font-size-asian="14pt" style:font-weight-asian="normal" style:font-size-complex="14pt" style:font-weight-complex="normal"/>
    </style:style>
    <style:style style:name="T7" style:family="text">
      <style:text-properties style:font-name="Proxima Nova Alt" fo:font-size="14pt" fo:font-weight="normal" officeooo:rsid="0022b3d8" style:font-size-asian="14pt" style:font-weight-asian="normal" style:font-size-complex="14pt" style:font-weight-complex="normal"/>
    </style:style>
    <style:style style:name="T8" style:family="text">
      <style:text-properties style:font-name="Proxima Nova Alt" fo:font-size="14pt" fo:font-weight="normal" officeooo:rsid="00252c73" style:font-size-asian="14pt" style:font-weight-asian="normal" style:font-size-complex="14pt" style:font-weight-complex="normal"/>
    </style:style>
    <style:style style:name="T9" style:family="text">
      <style:text-properties style:font-name="Proxima Nova Alt" officeooo:rsid="002d7b41"/>
    </style:style>
    <style:style style:name="T10" style:family="text">
      <style:text-properties style:font-name="Proxima Nova Alt" fo:font-style="italic" officeooo:rsid="002d7b41" style:font-style-asian="italic" style:font-style-complex="italic"/>
    </style:style>
    <style:style style:name="T11" style:family="text">
      <style:text-properties style:font-name="Proxima Nova Alt" officeooo:rsid="00359df2"/>
    </style:style>
    <style:style style:name="T12" style:family="text">
      <style:text-properties style:font-name="Proxima Nova Alt" officeooo:rsid="002e0a9f"/>
    </style:style>
    <style:style style:name="T13" style:family="text">
      <style:text-properties style:font-name="Proxima Nova Alt" officeooo:rsid="002fa74c"/>
    </style:style>
    <style:style style:name="T14" style:family="text">
      <style:text-properties style:font-name="Proxima Nova Alt" officeooo:rsid="00378eb1"/>
    </style:style>
    <style:style style:name="T15" style:family="text">
      <style:text-properties style:font-name="Proxima Nova Alt" officeooo:rsid="00381e86"/>
    </style:style>
    <style:style style:name="T16" style:family="text">
      <style:text-properties style:font-name="Proxima Nova Alt" officeooo:rsid="003a0d76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ee29a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90f31" style:font-weight-asian="normal" style:font-weight-complex="normal"/>
    </style:style>
    <style:style style:name="T22" style:family="text">
      <style:text-properties fo:font-weight="normal" officeooo:rsid="000bccce" style:font-weight-asian="normal" style:font-weight-complex="normal"/>
    </style:style>
    <style:style style:name="T23" style:family="text">
      <style:text-properties fo:font-weight="normal" officeooo:rsid="000d3b2c" style:font-weight-asian="normal" style:font-weight-complex="normal"/>
    </style:style>
    <style:style style:name="T24" style:family="text">
      <style:text-properties fo:font-weight="normal" officeooo:rsid="002b21fd" style:font-weight-asian="normal" style:font-weight-complex="normal"/>
    </style:style>
    <style:style style:name="T25" style:family="text">
      <style:text-properties officeooo:rsid="00090f31"/>
    </style:style>
    <style:style style:name="T26" style:family="text">
      <style:text-properties officeooo:rsid="0009c572"/>
    </style:style>
    <style:style style:name="T27" style:family="text">
      <style:text-properties officeooo:rsid="000bccce"/>
    </style:style>
    <style:style style:name="T28" style:family="text">
      <style:text-properties officeooo:rsid="000d3b2c"/>
    </style:style>
    <style:style style:name="T29" style:family="text">
      <style:text-properties officeooo:rsid="001288b2"/>
    </style:style>
    <style:style style:name="T30" style:family="text">
      <style:text-properties officeooo:rsid="001ee29a"/>
    </style:style>
    <style:style style:name="T31" style:family="text">
      <style:text-properties officeooo:rsid="0022b3d8"/>
    </style:style>
    <style:style style:name="T32" style:family="text">
      <style:text-properties officeooo:rsid="00242d5a"/>
    </style:style>
    <style:style style:name="T33" style:family="text">
      <style:text-properties officeooo:rsid="002b21fd"/>
    </style:style>
    <style:style style:name="T34" style:family="text">
      <style:text-properties officeooo:rsid="00102274"/>
    </style:style>
    <style:style style:name="T35" style:family="text">
      <style:text-properties officeooo:rsid="002d153e"/>
    </style:style>
    <style:style style:name="T36" style:family="text">
      <style:text-properties officeooo:rsid="0036d2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99cm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.499cm" fo:margin-right="0cm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4"><text:span text:style-name="T36">MultiClock</text:span></text:p>
      <text:p text:style-name="P1"/>
      <text:p text:style-name="P21">Aquest rellotge disposa de diferents modes:</text:p>
      <text:p text:style-name="P24"/>
      <text:list xml:id="list2706645711" text:style-name="L1">
        <text:list-item>
          <text:p text:style-name="P26"><text:span text:style-name="T9">rellotge tipus </text:span><text:span text:style-name="T10">scroll</text:span><text:span text:style-name="T9"> on l’hora escrita va passant per la pantalla (en català, castellà </text:span><text:span text:style-name="T11">o anglès</text:span><text:span text:style-name="T9">).</text:span></text:p>
        </text:list-item>
        <text:list-item>
          <text:p text:style-name="P28"><text:span text:style-name="T9">rellotge analògic, on el píxel vermell marca la busca de les hores, el verd la dels minuts i el blau la dels segons.</text:span></text:p>
          <text:p text:style-name="P22"><draw:frame draw:style-name="fr1" draw:name="Imatge3" text:anchor-type="paragraph" svg:x="6.648cm" svg:y="0.116cm" svg:width="5.001cm" svg:height="4.971cm" draw:z-index="3"><draw:image xlink:href="Pictures/100002010000029A00000297659C64DC3F0E334A.png" xlink:type="simple" xlink:show="embed" xlink:actuate="onLoad" loext:mime-type="image/png"/></draw:frame></text:p>
          <text:p text:style-name="P22"/>
          <text:p text:style-name="P22"/>
          <text:p text:style-name="P22"/>
          <text:p text:style-name="P22"/>
        </text:list-item>
      </text:list>
      <text:p text:style-name="P23"/>
      <text:p text:style-name="P23"/>
      <text:p text:style-name="P23"/>
      <text:p text:style-name="P23"/>
      <text:list xml:id="list93228901434165" text:continue-numbering="true" text:style-name="L1">
        <text:list-item>
          <text:p text:style-name="P27"><text:span text:style-name="T9">rellotge de progrés o</text:span><text:span text:style-name="T12">n </text:span><text:span text:style-name="T13">els píxels verds marquen quan portem de la volta de 12h actual </text:span><text:span text:style-name="T16">(és a dir, està il·luminat en verd fins on hi seria la busca de les hores).</text:span></text:p>
        </text:list-item>
      </text:list>
      <text:p text:style-name="P25"><draw:frame draw:style-name="fr1" draw:name="Imatge4" text:anchor-type="paragraph" svg:x="6.694cm" svg:y="0.113cm" svg:width="5.001cm" svg:height="4.971cm" draw:z-index="4"><draw:image xlink:href="Pictures/100002010000029A00000297AD25F7B9A8ED5E47.png" xlink:type="simple" xlink:show="embed" xlink:actuate="onLoad" loext:mime-type="image/png"/></draw:frame></text:p>
      <text:p text:style-name="P25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3228705755783" text:continue-numbering="true" text:style-name="L1">
        <text:list-item>
          <text:p text:style-name="P28"><text:span text:style-name="T9">r</text:span><text:span text:style-name="T3">ellotge binari </text:span><text:span text:style-name="T14">on les columnes representen hores en vermell, minuts en verd i segons en blau. </text:span><text:span text:style-name="T15">Per saber cada dígit s’han de sumar els valors de les fileres il·luminades.</text:span></text:p>
          <text:p text:style-name="P28"><text:span text:style-name="T14"/></text:p>
        </text:list-item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 table:number-columns-repeated="5"/>
        <table:table-column table:style-name="Taula1.I"/>
        <table:table-row>
          <table:table-cell table:style-name="Taula1.A1" office:value-type="string">
            <text:p text:style-name="P31">8</text:p>
          </table:table-cell>
          <table:table-cell table:style-name="Taula1.B1" office:value-type="string">
            <text:p text:style-name="P29"/>
          </table:table-cell>
          <table:table-cell table:style-name="Taula1.C1" office:value-type="string">
            <text:p text:style-name="P29"/>
          </table:table-cell>
          <table:table-cell table:style-name="Taula1.D1" office:value-type="string">
            <text:p text:style-name="P30"/>
          </table:table-cell>
          <table:table-cell table:style-name="Taula1.E1" office:value-type="string">
            <text:p text:style-name="P29"/>
          </table:table-cell>
          <table:table-cell table:style-name="Taula1.E1" office:value-type="string">
            <text:p text:style-name="P29"/>
          </table:table-cell>
          <table:table-cell table:style-name="Taula1.G1" office:value-type="string">
            <text:p text:style-name="P30"/>
          </table:table-cell>
          <table:table-cell table:style-name="Taula1.H1" office:value-type="string">
            <text:p text:style-name="P30"/>
          </table:table-cell>
          <table:table-cell table:style-name="Taula1.I1" office:value-type="string">
            <text:p text:style-name="P30"/>
          </table:table-cell>
        </table:table-row>
        <table:table-row>
          <table:table-cell table:style-name="Taula1.A2" office:value-type="string">
            <text:p text:style-name="P31">4</text:p>
          </table:table-cell>
          <table:table-cell table:style-name="Taula1.B2" office:value-type="string">
            <text:p text:style-name="P29"/>
          </table:table-cell>
          <table:table-cell table:style-name="Taula1.B2" office:value-type="string">
            <text:p text:style-name="P29"/>
          </table:table-cell>
          <table:table-cell table:style-name="Taula1.D2" office:value-type="string">
            <text:p text:style-name="P30"/>
          </table:table-cell>
          <table:table-cell table:style-name="Taula1.E2" office:value-type="string">
            <text:p text:style-name="P29"/>
          </table:table-cell>
          <table:table-cell table:style-name="Taula1.E2" office:value-type="string">
            <text:p text:style-name="P29"/>
          </table:table-cell>
          <table:table-cell table:style-name="Taula1.G2" office:value-type="string">
            <text:p text:style-name="P30"/>
          </table:table-cell>
          <table:table-cell table:style-name="Taula1.H2" office:value-type="string">
            <text:p text:style-name="P30"/>
          </table:table-cell>
          <table:table-cell table:style-name="Taula1.I2" office:value-type="string">
            <text:p text:style-name="P30"/>
          </table:table-cell>
        </table:table-row>
        <table:table-row>
          <table:table-cell table:style-name="Taula1.A2" office:value-type="string">
            <text:p text:style-name="P31">2</text:p>
          </table:table-cell>
          <table:table-cell table:style-name="Taula1.B2" office:value-type="string">
            <text:p text:style-name="P29"/>
          </table:table-cell>
          <table:table-cell table:style-name="Taula1.B2" office:value-type="string">
            <text:p text:style-name="P29"/>
          </table:table-cell>
          <table:table-cell table:style-name="Taula1.D3" office:value-type="string">
            <text:p text:style-name="P30"/>
          </table:table-cell>
          <table:table-cell table:style-name="Taula1.E3" office:value-type="string">
            <text:p text:style-name="P29"/>
          </table:table-cell>
          <table:table-cell table:style-name="Taula1.E2" office:value-type="string">
            <text:p text:style-name="P29"/>
          </table:table-cell>
          <table:table-cell table:style-name="Taula1.G3" office:value-type="string">
            <text:p text:style-name="P30"/>
          </table:table-cell>
          <table:table-cell table:style-name="Taula1.H2" office:value-type="string">
            <text:p text:style-name="P30"/>
          </table:table-cell>
          <table:table-cell table:style-name="Taula1.I3" office:value-type="string">
            <text:p text:style-name="P30"/>
          </table:table-cell>
        </table:table-row>
        <table:table-row>
          <table:table-cell table:style-name="Taula1.A2" office:value-type="string">
            <text:p text:style-name="P31">1</text:p>
          </table:table-cell>
          <table:table-cell table:style-name="Taula1.B4" office:value-type="string">
            <text:p text:style-name="P29"/>
          </table:table-cell>
          <table:table-cell table:style-name="Taula1.B4" office:value-type="string">
            <text:p text:style-name="P29"/>
          </table:table-cell>
          <table:table-cell table:style-name="Taula1.D4" office:value-type="string">
            <text:p text:style-name="P30"/>
          </table:table-cell>
          <table:table-cell table:style-name="Taula1.E3" office:value-type="string">
            <text:p text:style-name="P29"/>
          </table:table-cell>
          <table:table-cell table:style-name="Taula1.E2" office:value-type="string">
            <text:p text:style-name="P29"/>
          </table:table-cell>
          <table:table-cell table:style-name="Taula1.G4" office:value-type="string">
            <text:p text:style-name="P30"/>
          </table:table-cell>
          <table:table-cell table:style-name="Taula1.H4" office:value-type="string">
            <text:p text:style-name="P30"/>
          </table:table-cell>
          <table:table-cell table:style-name="Taula1.I2" office:value-type="string">
            <text:p text:style-name="P30"/>
          </table:table-cell>
        </table:table-row>
        <table:table-row>
          <table:table-cell table:style-name="Taula1.A2" office:value-type="string">
            <text:p text:style-name="P32"/>
          </table:table-cell>
          <table:table-cell table:style-name="Taula1.A2" office:value-type="string">
            <text:p text:style-name="P32">H</text:p>
          </table:table-cell>
          <table:table-cell table:style-name="Taula1.A2" office:value-type="string">
            <text:p text:style-name="P32">H</text:p>
          </table:table-cell>
          <table:table-cell table:style-name="Taula1.A2" office:value-type="string">
            <text:p text:style-name="P33"/>
          </table:table-cell>
          <table:table-cell table:style-name="Taula1.A2" office:value-type="string">
            <text:p text:style-name="P32">M</text:p>
          </table:table-cell>
          <table:table-cell table:style-name="Taula1.A2" office:value-type="string">
            <text:p text:style-name="P32">M</text:p>
          </table:table-cell>
          <table:table-cell table:style-name="Taula1.A2" office:value-type="string">
            <text:p text:style-name="P33"/>
          </table:table-cell>
          <table:table-cell table:style-name="Taula1.A2" office:value-type="string">
            <text:p text:style-name="P32">S</text:p>
          </table:table-cell>
          <table:table-cell table:style-name="Taula1.I5" office:value-type="string">
            <text:p text:style-name="P32">S</text:p>
          </table:table-cell>
        </table:table-row>
      </table:table>
      <text:p text:style-name="P20"/>
      <text:p text:style-name="P19"><text:span text:style-name="T36">Tots els exemples d’aquesta plana marquen les 19:30:12. </text:span>Per passar d’un mode al següent has de prémer el botó de la part del darrera del rellotge.</text:p>
      <text:p text:style-name="P15"><text:span text:style-name="T20">El </text:span><text:span text:style-name="T24">rellotge</text:span><text:span text:style-name="T20"> està pensat perqu</text:span><text:span text:style-name="T22">è</text:span><text:span text:style-name="T20"> es posi en hora automàticament a través d’Internet. Per fer-ho caldrà que el tinguis connectat al teu </text:span><text:span text:style-name="T19">router</text:span><text:span text:style-name="T20"> de casa. Si prefereixes no fer-ho també hi ha la opció de posar-lo en hora manualment. </text:span><text:span text:style-name="T23">Si aquest és el </text:span><text:span text:style-name="T20">cas salta a l’apartat «</text:span><text:span text:style-name="T21">Configuració</text:span><text:span text:style-name="T20"> manual».</text:span></text:p>
      <text:p text:style-name="P2"/>
      <text:p text:style-name="P9">Connectar-lo a la WiFi via WPS</text:p>
      <text:p text:style-name="P2"/>
      <text:p text:style-name="P2"><text:span text:style-name="T28">La manera més ràpida de</text:span> connectar el rellotge a la WiFi de casa és via el protocol WPS que incorporen la majoria de <text:span text:style-name="T17">routers</text:span> domèstics. Normalment hi ha un botó físic en el <text:span text:style-name="T17">router</text:span> etiquetat «WPS» que cal <text:span text:style-name="T25">prémer</text:span> durant uns segons (o fer doble-clic) per activar aquesta opció. Consulta el manual del teu <text:span text:style-name="T17">router</text:span> per saber si té WPS i com activar-lo. </text:p>
      <text:p text:style-name="P2"/>
      <text:p text:style-name="P3">Per configurar la connexió fent servir WPS cal seguir aquestes passes <text:span text:style-name="T30">(millor si estàs a prop del </text:span><text:span text:style-name="T18">router</text:span><text:span text:style-name="T30">)</text:span>:</text:p>
      <text:p text:style-name="P3"/>
      <text:list xml:id="list3367885362" text:style-name="L2">
        <text:list-item>
          <text:p text:style-name="P16">Desendolla el rellotge</text:p>
        </text:list-item>
        <text:list-item>
          <text:p text:style-name="P16">Activa el mode WPS del teu <text:span text:style-name="T17">router</text:span></text:p>
        </text:list-item>
        <text:list-item>
          <text:p text:style-name="P16">Prem i no deixis anar el botó de la part del darrera del rellotge</text:p>
        </text:list-item>
        <text:list-item>
          <text:p text:style-name="P16">Endolla el rellotge</text:p>
        </text:list-item>
        <text:list-item>
          <text:p text:style-name="P16">Quan <text:span text:style-name="T31">vegis un quadradet porpra a la pantalla ja pots deixar anar el botó</text:span></text:p>
        </text:list-item>
      </text:list>
      <text:p text:style-name="P3"/>
      <text:p text:style-name="P3">Si la negociació amb el <text:span text:style-name="T17">router</text:span> <text:s/>té èxit <text:span text:style-name="T33">el quadradet (indicador d’estat) es posarà taronja (connectant) i després verd </text:span>(connectat). En aquest moment el rellotge consultarà l’hora i aquesta s’actualitzarà. Si <text:span text:style-name="T31">en comptes d’això l’indicador d’estat es posa blau o vermell, o no canvia en més d’un minut</text:span> prova repetir el procediment. En cas de que continuï sense funcionar passa al procés de <text:span text:style-name="T28">configuració</text:span> manual (següent apartat).</text:p>
      <text:p text:style-name="P10"/>
      <text:p text:style-name="P10"><text:span text:style-name="T25">Configuració</text:span> manual</text:p>
      <text:p text:style-name="P10"/>
      <text:p text:style-name="P5">Amb el rellotge endollat i <text:span text:style-name="T31">cap número a la pantalla</text:span>, fes doble clic al botó. <text:span text:style-name="T33">L’indicador d’estat es posarà blau </text:span>indicant que el rellotge <text:span text:style-name="T27">h</text:span>a creat un xarxa WiFi que <text:span text:style-name="T28">pots</text:span> fer servir per connectar-<text:span text:style-name="T28">te</text:span> i configurar-lo.</text:p>
      <text:p text:style-name="P5"/>
      <text:p text:style-name="P12"><text:span text:style-name="T6">Pots</text:span><text:span text:style-name="T4"> buscar aquesta xarxa WiFi amb el </text:span><text:span text:style-name="T6">teu</text:span><text:span text:style-name="T4"> mòbil o ordinador. El seu nom serà «</text:span><text:span text:style-name="T8">SLICES</text:span><text:span text:style-name="T7">_</text:span><text:span text:style-name="T4">XXXXXX» on les X s</text:span><text:span text:style-name="T5">ó</text:span><text:span text:style-name="T4">n números i lletres. Per defecte és una xarxa oberta, sense mot de pas. Un cop connectat obr</text:span><text:span text:style-name="T6">e</text:span><text:span text:style-name="T4"> un navegador web i </text:span><text:span text:style-name="T6">vés</text:span><text:span text:style-name="T4"> a l’adreça «http://192.168.4.1». </text:span></text:p>
      <text:p text:style-name="P10"/>
      <text:p text:style-name="P5"><text:span text:style-name="T26">Se’t presentarà un </text:span>lloc web de configuració <text:span text:style-name="T26">amb</text:span> diferents opcions. <text:span text:style-name="T28">A continuació tens una petita explicació de les més importants</text:span>.</text:p>
      <text:p text:style-name="P5"/>
      <text:p text:style-name="P5"><text:soft-page-break/>Des de la pestanya STATUS <text:span text:style-name="T28">pots</text:span> sincronitzar l’hora del rellotge amb la del <text:span text:style-name="T28">teu</text:span> ordinador o mòbil prement el botó «Sync».</text:p>
      <text:p text:style-name="P5"/>
      <text:p text:style-name="P5">Des de la pestanya WIFI <text:span text:style-name="T28">pots</text:span> configurar manualment la connexió al <text:span text:style-name="T17">router</text:span> de casa <text:span text:style-name="T28">teva</text:span> prement «Add Network». Es poden configurar diferents connexions.</text:p>
      <text:p text:style-name="P5"/>
      <text:p text:style-name="P5">Des de la pestanya TIME <text:span text:style-name="T28">pots</text:span> definir com <text:span text:style-name="T28">vols</text:span> sincronitzar el rellotge. Les opcions són:</text:p>
      <text:p text:style-name="P5"/>
      <text:list xml:id="list1333595786" text:style-name="L3">
        <text:list-item>
          <text:p text:style-name="P17">Connectar-se cada X hores: si el rellotge disposa de les credencials de connexió al nostre <text:span text:style-name="T17">router</text:span>, aquest es connectarà a la WiFi cada X hores i sincronitzarà l’hora per Internet. <text:span text:style-name="T28">Pots</text:span> indicar un valor d’hores d’entre 1 (cada hora, no recomanable) i 168 (un cop a la setmana).<text:line-break/></text:p>
        </text:list-item>
        <text:list-item>
          <text:p text:style-name="P17">Connectar-se cada dia a una hora concreta: si el rellotge disposa de les credencials de connexió al nostre <text:span text:style-name="T17">router</text:span>, aquest es connectarà a la WiFi a l’hora indicada i sincronitzarà l’hora per Internet. Això és útil si només <text:span text:style-name="T28">tens</text:span> la WiFi accessible a determinades hores del dia.<text:line-break/></text:p>
        </text:list-item>
        <text:list-item>
          <text:p text:style-name="P17">No connectar-se, només manualment: <text:span text:style-name="T28">en aquest cas el rellotge no es connectarà automàticament i hauràs de </text:span>fer doble clic al botó del rellotge perqu<text:span text:style-name="T26">è</text:span> aquest es connecti a Internet per consultar l’hora o, si no té les dades de la WiFi, generar un punt d’accés propi per connectar-se i sincronitzar l’hora manualment <text:span text:style-name="T26">tal com s’ha explicat en aquest mateix apartat.</text:span></text:p>
        </text:list-item>
      </text:list>
      <text:p text:style-name="P5"/>
      <text:p text:style-name="P11">Alimentació</text:p>
      <text:p text:style-name="P7"><draw:frame draw:style-name="fr4" draw:name="Objecte8" text:anchor-type="paragraph" svg:x="12.37cm" svg:y="0.293cm" svg:width="5.443cm" svg:height="5.241cm" draw:z-index="0"><draw:object xlink:href="./Object 1" xlink:type="simple" xlink:show="embed" xlink:actuate="onLoad"/><draw:image xlink:href="./ObjectReplacements/Object 1" xlink:type="simple" xlink:show="embed" xlink:actuate="onLoad"/><svg:desc>Objecte OLE</svg:desc></draw:frame></text:p>
      <text:p text:style-name="P8">El rellotge s’ha d’<text:span text:style-name="T1">alimentar </text:span><text:span text:style-name="T2">a</text:span><text:span text:style-name="T1"> <text:s/>5V</text:span> i un mínim de <text:span text:style-name="T35">1</text:span>A. El connector és de tipus 5.5x2.1mm, <text:span text:style-name="T32">centre positiu.</text:span></text:p>
      <text:p text:style-name="P4"/>
      <text:p text:style-name="P11">Indicador d’estat</text:p>
      <text:p text:style-name="P4"/>
      <text:p text:style-name="P4">Un dels «píxels» del rellotge és l’indicador d’estat («E» a la figura <text:span text:style-name="T34">de la primera plana</text:span>). El color d’aquest indica l’estat en el que es troba la connexió.</text:p>
      <text:p text:style-name="P4"/>
      <text:p text:style-name="P6"><draw:frame draw:style-name="fr2" draw:name="Imatge2" text:anchor-type="paragraph" svg:x="0.409cm" svg:y="0.579cm" svg:width="2.2cm" svg:height="2.12cm" draw:z-index="2"><draw:image xlink:href="Pictures/10000200000002110000020029B8F7237A906117.png" xlink:type="simple" xlink:show="embed" xlink:actuate="onLoad" loext:mime-type="image/png"/></draw:frame></text:p>
      <text:p text:style-name="P6"><draw:frame draw:style-name="fr3" draw:name="Imatge1" text:anchor-type="paragraph" svg:x="0.39cm" svg:y="2.364cm" svg:width="2.2cm" svg:height="1.91cm" draw:z-index="1"><draw:image xlink:href="Pictures/100002010000018E000001670585E39A002812A2.png" xlink:type="simple" xlink:show="embed" xlink:actuate="onLoad" loext:mime-type="image/png"/></draw:frame>Aquest és un producte de codi i maquinari lliures dissenyat i fabricat per Xose Pérez <text:span text:style-name="T29">(xose@tinkerman.cat)</text:span>. En els següents enllaços <text:span text:style-name="T29">pots</text:span> trobar <text:span text:style-name="T29">les </text:span>fonts de codi, disseny de l<text:span text:style-name="T29">a</text:span> caix<text:span text:style-name="T29">a</text:span> i de l’electrònica així com documentació sobre l’ús del rellotge.<text:line-break/></text:p>
      <text:p text:style-name="P6">https://github.com/xoseperez/slices<text:line-break/>https://github.com/xoseperez/daclo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lfa Slab One" svg:font-family="'Alfa Slab One'" style:font-pitch="variable"/>
    <style:font-face style:name="Proxima Nova" svg:font-family="'Proxima Nova'" style:font-pitch="variable"/>
    <style:font-face style:name="Proxima Nova Alt" svg:font-family="'Proxima Nova A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6:52:01.587612398</meta:creation-date>
    <dc:date>2020-01-24T09:30:44.595681574</dc:date>
    <meta:editing-duration>PT7H30M58S</meta:editing-duration>
    <meta:editing-cycles>35</meta:editing-cycles>
    <meta:generator>LibreOffice/6.0.7.3$Linux_X86_64 LibreOffice_project/00m0$Build-3</meta:generator>
    <meta:print-date>2020-01-24T09:32:04.764548930</meta:print-date>
    <meta:document-statistic meta:table-count="1" meta:image-count="4" meta:object-count="1" meta:page-count="4" meta:paragraph-count="49" meta:word-count="815" meta:character-count="4681" meta:non-whitespace-character-count="39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 Alt" svg:font-family="'Proxima Nova Al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="0.06pt solid #000000" style:vertical-align="middle"/>
      <style:text-properties style:font-name="Proxima Nova Alt" fo:font-size="12pt" style:font-size-asian="12pt" style:font-size-complex="12pt"/>
    </style:style>
    <style:style style:name="ce16" style:family="table-cell" style:parent-style-name="Default">
      <style:table-cell-properties fo:background-color="#74489d" fo:border="0.06pt solid #000000" style:vertical-align="middle"/>
      <style:text-properties style:font-name="Proxima Nova Alt" fo:font-size="12pt" style:font-size-asian="12pt" style:font-size-complex="12pt"/>
    </style:style>
    <style:style style:name="ce17" style:family="table-cell" style:parent-style-name="Default">
      <style:table-cell-properties fo:background-color="#f58220" fo:border="0.06pt solid #000000" style:vertical-align="middle"/>
      <style:text-properties style:font-name="Proxima Nova Alt" fo:font-size="12pt" style:font-size-asian="12pt" style:font-size-complex="12pt"/>
    </style:style>
    <style:style style:name="ce18" style:family="table-cell" style:parent-style-name="Default">
      <style:table-cell-properties fo:background-color="#00a65d" fo:border="0.06pt solid #000000" style:vertical-align="middle"/>
      <style:text-properties style:font-name="Proxima Nova Alt" fo:font-size="12pt" style:font-size-asian="12pt" style:font-size-complex="12pt"/>
    </style:style>
    <style:style style:name="ce19" style:family="table-cell" style:parent-style-name="Default">
      <style:table-cell-properties fo:background-color="#0066b3" fo:border="0.06pt solid #000000" style:vertical-align="middle"/>
      <style:text-properties style:font-name="Proxima Nova Alt" fo:font-size="12pt" style:font-size-asian="12pt" style:font-size-complex="12pt"/>
    </style:style>
    <style:style style:name="ce20" style:family="table-cell" style:parent-style-name="Default">
      <style:table-cell-properties fo:background-color="#ed1c24" fo:border="0.06pt solid #000000" style:vertical-align="middle"/>
      <style:text-properties style:font-name="Proxima Nova Alt" fo:font-size="12pt" style:font-size-asian="12pt" style:font-size-complex="12pt"/>
    </style:style>
    <style:style style:name="ce21" style:family="table-cell" style:parent-style-name="Default">
      <style:table-cell-properties style:vertical-align="middle"/>
      <style:text-properties style:font-name="Proxima Nova Alt" fo:font-size="12pt" style:font-size-asian="12pt" style:font-size-complex="12pt"/>
    </style:style>
    <style:style style:name="ce8" style:family="table-cell" style:parent-style-name="Default">
      <style:table-cell-properties fo:border="0.06pt solid #000000" style:vertical-align="middle"/>
      <style:text-properties style:font-name="Proxima Nova Alt" fo:font-size="12pt" style:font-size-asian="12pt" style:font-size-complex="12pt"/>
    </style:style>
    <style:style style:name="ce9" style:family="table-cell" style:parent-style-name="Default">
      <style:table-cell-properties fo:background-color="#74489d" fo:border="0.06pt solid #000000" style:vertical-align="middle"/>
      <style:text-properties style:font-name="Proxima Nova Alt" fo:font-size="12pt" style:font-size-asian="12pt" style:font-size-complex="12pt"/>
    </style:style>
    <style:style style:name="ce10" style:family="table-cell" style:parent-style-name="Default">
      <style:table-cell-properties fo:background-color="#f58220" fo:border="0.06pt solid #000000" style:vertical-align="middle"/>
      <style:text-properties style:font-name="Proxima Nova Alt" fo:font-size="12pt" style:font-size-asian="12pt" style:font-size-complex="12pt"/>
    </style:style>
    <style:style style:name="ce11" style:family="table-cell" style:parent-style-name="Default">
      <style:table-cell-properties fo:background-color="#00a65d" fo:border="0.06pt solid #000000" style:vertical-align="middle"/>
      <style:text-properties style:font-name="Proxima Nova Alt" fo:font-size="12pt" style:font-size-asian="12pt" style:font-size-complex="12pt"/>
    </style:style>
    <style:style style:name="ce12" style:family="table-cell" style:parent-style-name="Default">
      <style:table-cell-properties fo:background-color="#0066b3" fo:border="0.06pt solid #000000" style:vertical-align="middle"/>
      <style:text-properties style:font-name="Proxima Nova Alt" fo:font-size="12pt" style:font-size-asian="12pt" style:font-size-complex="12pt"/>
    </style:style>
    <style:style style:name="ce13" style:family="table-cell" style:parent-style-name="Default">
      <style:table-cell-properties fo:background-color="#ed1c24" fo:border="0.06pt solid #000000" style:vertical-align="middle"/>
      <style:text-properties style:font-name="Proxima Nova Alt" fo:font-size="12pt" style:font-size-asian="12pt" style:font-size-complex="12pt"/>
    </style:style>
    <style:style style:name="ce14" style:family="table-cell" style:parent-style-name="Default">
      <style:table-cell-properties style:vertical-align="middle"/>
      <style:text-properties style:font-name="Proxima Nova Alt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14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8"/>
          <table:table-cell/>
          <table:table-cell office:value-type="string" calcext:value-type="string">
            <text:p>No connectat</text:p>
          </table:table-cell>
          <table:table-cell table:number-columns-repeated="2"/>
        </table:table-row>
        <table:table-row table:style-name="ro2">
          <table:table-cell/>
          <table:table-cell table:style-name="ce9"/>
          <table:table-cell/>
          <table:table-cell office:value-type="string" calcext:value-type="string">
            <text:p>WPS</text:p>
          </table:table-cell>
          <table:table-cell table:number-columns-repeated="2"/>
        </table:table-row>
        <table:table-row table:style-name="ro2">
          <table:table-cell/>
          <table:table-cell table:style-name="ce10"/>
          <table:table-cell/>
          <table:table-cell office:value-type="string" calcext:value-type="string">
            <text:p>Connectant-se</text:p>
          </table:table-cell>
          <table:table-cell table:number-columns-repeated="2"/>
        </table:table-row>
        <table:table-row table:style-name="ro2">
          <table:table-cell/>
          <table:table-cell table:style-name="ce11"/>
          <table:table-cell/>
          <table:table-cell office:value-type="string" calcext:value-type="string">
            <text:p>Connectat</text:p>
          </table:table-cell>
          <table:table-cell table:number-columns-repeated="2"/>
        </table:table-row>
        <table:table-row table:style-name="ro2">
          <table:table-cell/>
          <table:table-cell table:style-name="ce12"/>
          <table:table-cell/>
          <table:table-cell office:value-type="string" calcext:value-type="string">
            <text:p>Punt d’accés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/>
          <table:table-cell office:value-type="string" calcext:value-type="string">
            <text:p>Error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 Alt" svg:font-family="'Proxima Nova Al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15:08:19.773634868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